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b064" officeooo:paragraph-rsid="000cb064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cb064" officeooo:paragraph-rsid="000cb064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cb064" officeooo:paragraph-rsid="000cb064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6pt" officeooo:rsid="000cb064" officeooo:paragraph-rsid="000cb064" style:font-size-asian="16pt" style:font-size-complex="16pt"/>
    </style:style>
    <style:style style:name="T1" style:family="text">
      <style:text-properties officeooo:rsid="000cb064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20pt" officeooo:rsid="000cb064" style:font-size-asian="20pt" style:font-size-complex="20pt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. Postanowienia ogólne:</text:p>
      <text:p text:style-name="P2"><text:tab/><text:span text:style-name="T4">Projekt został wykonany w celu zaliczenia i oceny na zajęciach pt. „Pracownia aplikacji mobilnych”. Projekt zawiera kod napisany w języku Java w środowisku Android Studio. Grafiki zostały skalowane i zmodyfikowane w programie Paint.</text:span></text:p>
      <text:p text:style-name="P2"><text:span text:style-name="T4"/></text:p>
      <text:p text:style-name="P2">2. Uczestnicy:</text:p>
      <text:p text:style-name="P2"><text:tab/><text:span text:style-name="T5">Schemat aplikacji: Maciej Brzóska, Jan Kapuściński, Michał Faryn</text:span></text:p>
      <text:p text:style-name="P4"><text:tab/>Grafiki: Olaf Karaś, Jan Kapuściński, Robert Pazurkiewicz</text:p>
      <text:p text:style-name="P4"><text:tab/>Wygląd stron (pliki .fxml): Maciej Piotrowski, Karol Becker, Dawid Leśniewski, Oliwier Kisiel</text:p>
      <text:p text:style-name="P4"><text:tab/>Skrypty: Daniel Nowacki, Kamil Janowski, Jakub Kowalski</text:p>
      <text:p text:style-name="P4"/>
      <text:p text:style-name="P4"><text:span text:style-name="T2">3. Zasada działania:</text:span></text:p>
      <text:p text:style-name="P4"><text:span text:style-name="T2"><text:tab/></text:span>a) Po włączeniu aplikacji na górze zostanie pokazany napis „Sklepik” pod napisem zostaną umieszczone trzy sekcje produktów: napoje, przekąski, jedzenie. </text:p>
      <text:p text:style-name="P4"><text:tab/>b) Po kliknięciu w daną sekcje np. napoje, zostaną ukazane produkty z opisem tego produktu.</text:p>
      <text:p text:style-name="P4"><text:tab/>c) Po kliknięciu w produkt zostanie on zamówiony i ukaże się kod zamówienia.</text:p>
      <text:p text:style-name="P4"/>
      <text:p text:style-name="P4"><text:span text:style-name="T2">4. Elementy projektu</text:span></text:p>
      <text:p text:style-name="P4"><text:span text:style-name="T2"><text:tab/></text:span>a) Grafiki: 12 plików graficznych, 3 ikony sekcji i 9 ikon produktów</text:p>
      <text:p text:style-name="P4"><text:tab/>b) Skrypty: 4 pliki Java z funkcjonalnością aplikacji</text:p>
      <text:p text:style-name="P4"><text:tab/>c) Pliki .fxml: 4 pliki <text:s/>z wizualną częścią aplikacji</text:p>
      <text:p text:style-name="P4"><text:s/></text:p>
      <text:p text:style-name="P2">5. Miejsce umieszczenia projektu:</text:p>
      <text:p text:style-name="P2"><text:tab/><text:span text:style-name="T5">Projekt został umieszczony na stronie Github w repozytorium pt. „aplikacja sklep” </text:span></text:p>
      <text:p text:style-name="P4"/>
      <text:p text:style-name="P2"/>
      <text:p text:style-name="P2"><text:tab/></text:p>
      <text:p text:style-name="P2"><text:soft-page-break/></text:p>
      <text:p text:style-name="P2">6. Testy aplikacji:</text:p>
      <text:p text:style-name="P2"><text:tab/><text:span text:style-name="T5">Testy zostały wykonane podczas tworzenia aplikacji używając emulatora Pixel 5 z system api 34 w środowisku Android Studio</text:span></text:p>
      <text:p text:style-name="P2"><text:span text:style-name="T5"/></text:p>
      <text:p text:style-name="P3">7. Postanowienia końcowe:</text:p>
      <text:p text:style-name="P2"><text:span text:style-name="T5"><text:tab/>Aplikacja została wykonana w celu edukacyjnym mającym na celu przedstawienie pracy w grupie, pracy do określonych terminów i komunikacji między uczestnikami projektu. Dodatkowo w celu przygotowania do egzaminu kwalifikacji inf.04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20pt" officeooo:rsid="000cb064" style:font-size-asian="20pt" style:font-size-complex="20pt"/>
    </style:style>
    <style:style style:name="MT2" style:family="text">
      <style:text-properties officeooo:rsid="000cb0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Aplikacja mobilna - „Sklep”</text:span></text:p>
      </style:header>
      <style:footer>
        <text:p text:style-name="Footer"><text:tab/><text:tab/><text:span text:style-name="MT2">1</text:span></text:p>
      </style:footer>
      <style:footer-left>
        <text:p text:style-name="Footer"><text:tab/><text:tab/><text:span text:style-name="MT2">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6:31:57.394000000</meta:creation-date>
    <dc:date>2024-04-05T16:54:38.965000000</dc:date>
    <meta:editing-duration>PT22M43S</meta:editing-duration>
    <meta:editing-cycles>1</meta:editing-cycles>
    <meta:document-statistic meta:table-count="0" meta:image-count="0" meta:object-count="0" meta:page-count="2" meta:paragraph-count="26" meta:word-count="230" meta:character-count="1633" meta:non-whitespace-character-count="1403"/>
    <meta:generator>LibreOffice/7.5.2.2$Windows_X86_64 LibreOffice_project/53bb9681a964705cf672590721dbc85eb4d0c3a2</meta:generator>
  </office:meta>
</office:document-meta>
</file>